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Noto Mono" fo:font-size="16pt" fo:font-weight="bold" officeooo:rsid="0003f49e" officeooo:paragraph-rsid="0003f49e" fo:background-color="transparent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Noto Mono" fo:font-size="16pt" fo:font-weight="normal" officeooo:rsid="0003f49e" officeooo:paragraph-rsid="0003f49e" fo:background-color="transparent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Noto Mono" fo:font-size="16pt" fo:font-weight="normal" fo:background-color="transparent" style:font-size-asian="16pt" style:font-size-complex="16pt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Noto Mono" fo:font-size="16pt" fo:font-weight="normal" officeooo:paragraph-rsid="0003f49e" fo:background-color="transparent" style:font-size-asian="16pt" style:font-size-complex="16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Noto Mono" fo:font-size="16pt" officeooo:rsid="0003f49e" officeooo:paragraph-rsid="0003f49e" fo:background-color="transparent" style:font-size-asian="16pt" style:font-size-complex="16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Noto Mono" fo:font-size="16pt" fo:background-color="transparent" style:font-size-asian="16pt" style:font-size-complex="16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Noto Mono" fo:font-size="16pt" officeooo:rsid="0006fc7c" fo:background-color="transparent" style:font-size-asian="16pt" style:font-size-complex="16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Noto Mono" fo:font-size="16pt" style:text-underline-style="solid" style:text-underline-width="auto" style:text-underline-color="font-color" fo:font-weight="normal" officeooo:rsid="00057005" officeooo:paragraph-rsid="00057005" fo:background-color="transparent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Noto Mono" fo:font-size="16pt" style:text-underline-style="solid" style:text-underline-width="auto" style:text-underline-color="font-color" fo:font-weight="normal" officeooo:rsid="00057005" officeooo:paragraph-rsid="0006822f" fo:background-color="transparent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Noto Mono" fo:font-size="16pt" style:text-underline-style="solid" style:text-underline-width="auto" style:text-underline-color="font-color" fo:font-weight="normal" officeooo:rsid="0006fc7c" officeooo:paragraph-rsid="0006fc7c" fo:background-color="transparent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Noto Mono" fo:font-size="16pt" style:text-underline-style="solid" style:text-underline-width="auto" style:text-underline-color="font-color" officeooo:rsid="00057005" officeooo:paragraph-rsid="00057005" fo:background-color="transparent" style:font-size-asian="16pt" style:font-size-complex="16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Noto Mono" fo:font-size="16pt" style:text-underline-style="solid" style:text-underline-width="auto" style:text-underline-color="font-color" officeooo:rsid="0006822f" officeooo:paragraph-rsid="0006822f" fo:background-color="transparent" style:font-size-asian="16pt" style:font-size-complex="16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Noto Mono" fo:font-size="16pt" style:text-underline-style="solid" style:text-underline-width="auto" style:text-underline-color="font-color" officeooo:rsid="000a8174" officeooo:paragraph-rsid="000a8174" fo:background-color="transparen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Noto Mono" fo:font-size="16pt" style:text-underline-style="solid" style:text-underline-width="auto" style:text-underline-color="font-color" officeooo:rsid="0006fc7c" officeooo:paragraph-rsid="0006fc7c" fo:background-color="transparen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Noto Mono" fo:font-size="16pt" fo:font-weight="normal" officeooo:rsid="00045a8c" officeooo:paragraph-rsid="0003f49e" fo:background-color="transparent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Noto Mono" fo:font-size="16pt" style:text-underline-style="solid" style:text-underline-width="auto" style:text-underline-color="font-color" officeooo:rsid="00057005" officeooo:paragraph-rsid="00057005" fo:background-color="transparen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Noto Mono" fo:font-size="16pt" style:text-underline-style="solid" style:text-underline-width="auto" style:text-underline-color="font-color" officeooo:rsid="0006fc7c" officeooo:paragraph-rsid="0006fc7c" fo:background-color="transparen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Noto Mono" fo:font-size="16pt" fo:font-weight="bold" officeooo:rsid="0003f49e" officeooo:paragraph-rsid="0003f49e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045a8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5a8c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2d0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/// <text:span text:style-name="T5">by r0m1mPL</text:span></text:p>
      <text:p text:style-name="P18">/// <text:span text:style-name="T5">r0m1mPL.herokuapp.com</text:span></text:p>
      <text:p text:style-name="P18"/>
      <text:p text:style-name="P1">Коментарі до файлів</text:p>
      <text:p text:style-name="P2">1) <text:span text:style-name="T4">design.py</text:span> – створення і настройка користувацького інтерфейсу (UserInterface), туди входять: блок для вставки шляху до папки для перейменування та дві кнопки: шифрування назв папок та розширфування відповідно<text:span text:style-name="T1">(вони викликаються із python.py коли натснуто кнопку)</text:span>.</text:p>
      <text:p text:style-name="P2">2) <text:span text:style-name="T4">python.py</text:span> – оголошення двох функцій відповідно для виконання певних дій коли натискаеться конкретна кнопка – <text:span text:style-name="T1">запис в локальну базу даних python та/або кодування/розкодування папок.</text:span></text:p>
      <text:p text:style-name="P5"><text:span text:style-name="T2">3) </text:span><text:span text:style-name="T4">main.py</text:span><text:span text:style-name="T2"> – </text:span><text:span text:style-name="T3">основний файл, в ньому викликається фукнція для запуск <text:s/>у інтерфейсу.</text:span></text:p>
      <text:p text:style-name="P15"/>
      <text:p text:style-name="P1">Коментарі до коду</text:p>
      <text:p text:style-name="P2">1) <text:span text:style-name="T4">design.py</text:span>:</text:p>
      <text:p text:style-name="P8">Імпорт необхідних для роботи програми бібліотек(всі вони є у файлі requirements.txt)</text:p>
      <text:p text:style-name="P4">from PyQt5 import QtCore, QtGui, QtWidgets</text:p>
      <text:p text:style-name="P3">from python import rename_folders, set_folders_name, resize_image</text:p>
      <text:p text:style-name="P3">from PIL import ImageGrab</text:p>
      <text:p text:style-name="P3">import sys</text:p>
      <text:p text:style-name="P4"/>
      <text:p text:style-name="P11">Авто-масштабування вікна інтерфейсу та картинки заднього фону під поточний монітор</text:p>
      <text:p text:style-name="P3"># get current screen width and height</text:p>
      <text:p text:style-name="P3">screen = ImageGrab.grab()</text:p>
      <text:p text:style-name="P3">screen_w, screen_h = screen.size</text:p>
      <text:p text:style-name="P3">if screen_w &gt; 1920:</text:p>
      <text:p text:style-name="P3">screen_w = 1920</text:p>
      <text:p text:style-name="P3">if screen_h &gt; 1080:</text:p>
      <text:p text:style-name="P3">screen_h = 1080</text:p>
      <text:p text:style-name="P3">if screen_w &lt; 800:</text:p>
      <text:p text:style-name="P3">screen_w = 800</text:p>
      <text:p text:style-name="P3"><text:soft-page-break/>if screen_h &lt; 600:</text:p>
      <text:p text:style-name="P3">screen_h = 600</text:p>
      <text:p text:style-name="P3">window_w, window_h = screen_w // 2 + 170, screen_h // 2 + 100</text:p>
      <text:p text:style-name="P3"># resize background image</text:p>
      <text:p text:style-name="P3">resize_image(window_w, window_h)</text:p>
      <text:p text:style-name="P6"/>
      <text:p text:style-name="P11">Встановлення довжин та широт для 3 блоків: шлях до папок та дві кнопки - в залежності від довжин вікна <text:s/>інтерфейсу</text:p>
      <text:p text:style-name="P3"># set LinePath width and height relative to our screen</text:p>
      <text:p text:style-name="P3">LinePath_w, LinePath_h = (window_w * 80) // 100, window_h // 10</text:p>
      <text:p text:style-name="P3"># set RenameFolders width and height relative to our screen</text:p>
      <text:p text:style-name="P3">RenameFolders_w, RenameFolders_h = (</text:p>
      <text:p text:style-name="P3">window_w * 50) // 100, (window_h * 15) // 100</text:p>
      <text:p text:style-name="P3"># set SetFoldersName width and height relative to our screen</text:p>
      <text:p text:style-name="P3">SetFoldersName_w, SetFoldersName_h = (</text:p>
      <text:p text:style-name="P3">window_w * 50) // 100, (window_h * 15) // 100</text:p>
      <text:p text:style-name="P6"/>
      <text:p text:style-name="P11">Встановлення координат для 3 блоків: шлях до папок та дві кнопки - в залежності від довжин вікна <text:s/>інтерфейсу</text:p>
      <text:p text:style-name="P3"># set LinePath x and y(the upper left coordinate of rectangle) relative to our screen</text:p>
      <text:p text:style-name="P3">LinePath_x, LinePath_y = (window_w - LinePath_w) // 2, (window_h * 15) // 100</text:p>
      <text:p text:style-name="P3"># set RenameFolders x and y(the upper left coordinate of rectangle) relative to our screen</text:p>
      <text:p text:style-name="P3">RenameFolders_x, RenameFolders_y = (</text:p>
      <text:p text:style-name="P3">window_w - RenameFolders_w) // 2, (window_h * 35) // 100</text:p>
      <text:p text:style-name="P3"># set SetFoldersName x and y(the upper left coordinate of rectangle) relative to our screen</text:p>
      <text:p text:style-name="P3">SetFoldersName_x, SetFoldersName_y = (</text:p>
      <text:p text:style-name="P3"><text:soft-page-break/>window_w - SetFoldersName_w) // 2, (window_h * 55) // 100</text:p>
      <text:p text:style-name="P6"/>
      <text:p text:style-name="P12">Створення класу для основного вікна програми, в якому оголошуються дві функції: для настройки 3 блоків(згаданих раніше) та для встановлення їхнього тексту.</text:p>
      <text:p text:style-name="P3"># create class for MainWindow</text:p>
      <text:p text:style-name="P3">class Ui_MainWindow(object):</text:p>
      <text:p text:style-name="P3">def setupUi(self, MainWindow):</text:p>
      <text:p text:style-name="P3"># main window setting</text:p>
      <text:p text:style-name="P3"># set object name</text:p>
      <text:p text:style-name="P3">MainWindow.setObjectName("MainWindow")</text:p>
      <text:p text:style-name="P3"># set rectangle with and height</text:p>
      <text:p text:style-name="P3">MainWindow.resize(window_w, window_h)</text:p>
      <text:p text:style-name="P3">MainWindow.setStyleSheet("""</text:p>
      <text:p text:style-name="P3">background: white;</text:p>
      <text:p text:style-name="P3">""")</text:p>
      <text:p text:style-name="P3">self.centralwidget = QtWidgets.QWidget(MainWindow)</text:p>
      <text:p text:style-name="P3"># set styles</text:p>
      <text:p text:style-name="P3">self.centralwidget.setStyleSheet("""</text:p>
      <text:p text:style-name="P3">background: url("data/background.jpg") no-repeat center;</text:p>
      <text:p text:style-name="P3">""")</text:p>
      <text:p text:style-name="P3"># set obj name</text:p>
      <text:p text:style-name="P3">self.centralwidget.setObjectName("centralwidget")</text:p>
      <text:p text:style-name="P6"/>
      <text:p text:style-name="P3"># Line for path setting</text:p>
      <text:p text:style-name="P3">self.PathLine = QtWidgets.QLineEdit(self.centralwidget)</text:p>
      <text:p text:style-name="P3"># set rectangle start, end x and y</text:p>
      <text:p text:style-name="P3">self.PathLine.setGeometry(QtCore.QRect(</text:p>
      <text:p text:style-name="P3">LinePath_x, LinePath_y, LinePath_w, LinePath_h))</text:p>
      <text:p text:style-name="P3"># set styles</text:p>
      <text:p text:style-name="P3">self.PathLine.setStyleSheet("""</text:p>
      <text:p text:style-name="P3">font: Times New Roman;</text:p>
      <text:p text:style-name="P3">color: white;</text:p>
      <text:p text:style-name="P3">font-size: 26px;</text:p>
      <text:p text:style-name="P3"><text:soft-page-break/>border: 2px solid rgb(0, 153, 255);</text:p>
      <text:p text:style-name="P3">""")</text:p>
      <text:p text:style-name="P3"># set obj name</text:p>
      <text:p text:style-name="P3">self.PathLine.setObjectName("PathLine")</text:p>
      <text:p text:style-name="P6"/>
      <text:p text:style-name="P3"># Button for rename folders</text:p>
      <text:p text:style-name="P3">self.RenameFolders = QtWidgets.QPushButton(</text:p>
      <text:p text:style-name="P3">self.centralwidget)</text:p>
      <text:p text:style-name="P3"># set rectangle start, end x and y</text:p>
      <text:p text:style-name="P3">self.RenameFolders.setGeometry(</text:p>
      <text:p text:style-name="P3">QtCore.QRect(RenameFolders_x, RenameFolders_y, RenameFolders_w, RenameFolders_h))</text:p>
      <text:p text:style-name="P3"># set styles</text:p>
      <text:p text:style-name="P3">self.RenameFolders.setStyleSheet("""</text:p>
      <text:p text:style-name="P3">font: bold Times New Roman;</text:p>
      <text:p text:style-name="P3">color: white;</text:p>
      <text:p text:style-name="P3">font-size: 32px;</text:p>
      <text:p text:style-name="P3">border: 2px solid rgb(255, 51, 133);</text:p>
      <text:p text:style-name="P3">""")</text:p>
      <text:p text:style-name="P3"># set obj name</text:p>
      <text:p text:style-name="P3">self.RenameFolders.setObjectName("RenameFolders")</text:p>
      <text:p text:style-name="P3">MainWindow.setCentralWidget(self.centralwidget)</text:p>
      <text:p text:style-name="P6"/>
      <text:p text:style-name="P3"># Button for return folder's names</text:p>
      <text:p text:style-name="P3">self.SetFoldersName = QtWidgets.QPushButton(</text:p>
      <text:p text:style-name="P3">self.centralwidget)</text:p>
      <text:p text:style-name="P3"># set rectangle start, end x and y</text:p>
      <text:p text:style-name="P3">self.SetFoldersName.setGeometry(</text:p>
      <text:p text:style-name="P3">QtCore.QRect(SetFoldersName_x, SetFoldersName_y, SetFoldersName_w, SetFoldersName_h))</text:p>
      <text:p text:style-name="P3"># set styles</text:p>
      <text:p text:style-name="P3">self.SetFoldersName.setStyleSheet("""</text:p>
      <text:p text:style-name="P3">font: bold Times New Roman;</text:p>
      <text:p text:style-name="P3">color: white;</text:p>
      <text:p text:style-name="P3">font-size: 32px;</text:p>
      <text:p text:style-name="P3">border: 2px solid rgb(255, 51, 133);</text:p>
      <text:p text:style-name="P3">""")</text:p>
      <text:p text:style-name="P3"># set obj name</text:p>
      <text:p text:style-name="P3"><text:soft-page-break/>self.SetFoldersName.setObjectName("SetFoldersName")</text:p>
      <text:p text:style-name="P3">MainWindow.setCentralWidget(self.centralwidget)</text:p>
      <text:p text:style-name="P6"/>
      <text:p text:style-name="P3">self.retranslateUi(MainWindow)</text:p>
      <text:p text:style-name="P3">QtCore.QMetaObject.connectSlotsByName(MainWindow)</text:p>
      <text:p text:style-name="P6"/>
      <text:p text:style-name="P3"># set buttons text and main window title</text:p>
      <text:p text:style-name="P6"/>
      <text:p text:style-name="P3">def retranslateUi(self, MainWindow):</text:p>
      <text:p text:style-name="P3">_translate = QtCore.QCoreApplication.translate</text:p>
      <text:p text:style-name="P3">MainWindow.setWindowTitle(_translate("RenameFolders", "RenameFolders"))</text:p>
      <text:p text:style-name="P3">self.RenameFolders.setText(_translate("MainWindow", "Rename Folders"))</text:p>
      <text:p text:style-name="P3">self.SetFoldersName.setText(</text:p>
      <text:p text:style-name="P3">_translate("MainWindow", "Set Folders Name"))</text:p>
      <text:p text:style-name="P6"/>
      <text:p text:style-name="P12">Створення основного класу для програми в якому прописані дії, які слід виконувати коли кнопка натиснута, це все прописується в функціях.(в нашому випадку виклик відповідної функції, які ми імпортували на початку, з файлу python.py)</text:p>
      <text:p text:style-name="P3">class MyApp(QtWidgets.QMainWindow, Ui_MainWindow):</text:p>
      <text:p text:style-name="P3">def __init__(self):</text:p>
      <text:p text:style-name="P3">super().__init__()</text:p>
      <text:p text:style-name="P3"># set window icon</text:p>
      <text:p text:style-name="P3">self.setWindowIcon(QtGui.QIcon('data/icon.ico'))</text:p>
      <text:p text:style-name="P6"/>
      <text:p text:style-name="P3"># set up settings</text:p>
      <text:p text:style-name="P3">self.setupUi(self)</text:p>
      <text:p text:style-name="P3"># if clicked run func 'rename_folders'</text:p>
      <text:p text:style-name="P3">self.RenameFolders.clicked.connect(self.rename_folders)</text:p>
      <text:p text:style-name="P3"># if clicked run func 'set_folders_name'</text:p>
      <text:p text:style-name="P3">self.SetFoldersName.clicked.connect(self.set_folders_name)</text:p>
      <text:p text:style-name="P6"/>
      <text:p text:style-name="P3"><text:soft-page-break/>def rename_folders(self, file_path):</text:p>
      <text:p text:style-name="P3"># turn off button 'RenameFolders'</text:p>
      <text:p text:style-name="P3">self.RenameFolders.setEnabled(False)</text:p>
      <text:p text:style-name="P3"># del spaces in our path line</text:p>
      <text:p text:style-name="P3">if self.PathLine.text().strip() != '':</text:p>
      <text:p text:style-name="P3"># call our func to rename folders from other script</text:p>
      <text:p text:style-name="P3">if rename_folders(file_path=self.PathLine.text()):</text:p>
      <text:p text:style-name="P3"># turn on button</text:p>
      <text:p text:style-name="P3">self.RenameFolders.setEnabled(True)</text:p>
      <text:p text:style-name="P3">else:</text:p>
      <text:p text:style-name="P3">self.RenameFolders.setEnabled(True)</text:p>
      <text:p text:style-name="P6"/>
      <text:p text:style-name="P3">def set_folders_name(self, file_path):</text:p>
      <text:p text:style-name="P3"># turn off button 'RenameFolders'</text:p>
      <text:p text:style-name="P3">self.RenameFolders.setEnabled(False)</text:p>
      <text:p text:style-name="P3"># del spaces in our path line</text:p>
      <text:p text:style-name="P3">if self.PathLine.text().strip() != '':</text:p>
      <text:p text:style-name="P3"># call our func to rename set back names from other script</text:p>
      <text:p text:style-name="P3">if set_folders_name(file_path=self.PathLine.text()):</text:p>
      <text:p text:style-name="P3"># turn on button</text:p>
      <text:p text:style-name="P3">self.RenameFolders.setEnabled(True)</text:p>
      <text:p text:style-name="P3">else:</text:p>
      <text:p text:style-name="P3">self.RenameFolders.setEnabled(True)</text:p>
      <text:p text:style-name="P6"/>
      <text:p text:style-name="P12">Запуск всього інтерфейсу з усіма настройками.</text:p>
      <text:p text:style-name="P3"># start main app</text:p>
      <text:p text:style-name="P3">def start_app():</text:p>
      <text:p text:style-name="P3">app = QtWidgets.QApplication(sys.argv)</text:p>
      <text:p text:style-name="P3">window = MyApp()</text:p>
      <text:p text:style-name="P3">window.show()</text:p>
      <text:p text:style-name="P3">app.exec_()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2) <text:span text:style-name="T4">python.py</text:span>:</text:p>
      <text:p text:style-name="P9">Імпорт необхідних для роботи програми бібліотек(всі вони є у файлі requirements.txt)</text:p>
      <text:p text:style-name="P2">import os</text:p>
      <text:p text:style-name="P3">import sqlite3</text:p>
      <text:p text:style-name="P3">from PIL import Image</text:p>
      <text:p text:style-name="P3">from random import randrange</text:p>
      <text:p text:style-name="P6"/>
      <text:p text:style-name="P14">Функція для кодування всіх папок по шляху, який передається з design.py – з блоку шляху, підключення до бази данних(якщо не існує то створюється), створення таблиці dependencies та обхід по всім папкам в циклі, перейменування їх та запис змін до БД.</text:p>
      <text:p text:style-name="P3"># rename folders for button event</text:p>
      <text:p text:style-name="P3">def rename_folders(file_path):</text:p>
      <text:p text:style-name="P3">try:</text:p>
      <text:p text:style-name="P3"># connect to database(if a database doesn't exist - it will create it)</text:p>
      <text:p text:style-name="P3">connection = sqlite3.connect('database.db')</text:p>
      <text:p text:style-name="P3"># from connection get object cursor</text:p>
      <text:p text:style-name="P3">cursor = connection.cursor()</text:p>
      <text:p text:style-name="P3"># Database - DB</text:p>
      <text:p text:style-name="P3"># create table in DB</text:p>
      <text:p text:style-name="P3">cursor.execute(</text:p>
      <text:p text:style-name="P3">"CREATE table if NOT EXISTS dependencies(FolderName TEXT, FolderKey TEXT);")</text:p>
      <text:p text:style-name="P3"># commit changes</text:p>
      <text:p text:style-name="P3">connection.commit()</text:p>
      <text:p text:style-name="P6"/>
      <text:p text:style-name="P3"># get folder's names from path</text:p>
      <text:p text:style-name="P3">list_of_folders_name = [item for item in os.listdir(</text:p>
      <text:p text:style-name="P3">file_path) if os.path.isdir(os.path.join(file_path, item))]</text:p>
      <text:p text:style-name="P3">list_of_renamed_folders = []</text:p>
      <text:p text:style-name="P6"><text:soft-page-break/></text:p>
      <text:p text:style-name="P3"># rename every folder in loop</text:p>
      <text:p text:style-name="P3">for folder_name in list_of_folders_name:</text:p>
      <text:p text:style-name="P3"># choose unique random name for folder</text:p>
      <text:p text:style-name="P3">random_name = str(randrange(123456, 987655))</text:p>
      <text:p text:style-name="P3">while random_name in list_of_folders_name and random_name in list_of_renamed_folders:</text:p>
      <text:p text:style-name="P3">random_name = str(randrange(123456, 987655))</text:p>
      <text:p text:style-name="P3"># take all folder's names from DB</text:p>
      <text:p text:style-name="P3">cursor.execute("SELECT * FROM dependencies")</text:p>
      <text:p text:style-name="P3">folder_names = [item[1] for item in cursor.fetchall()]</text:p>
      <text:p text:style-name="P3">connection.commit()</text:p>
      <text:p text:style-name="P3">try:</text:p>
      <text:p text:style-name="P3">if folder_name in folder_names:</text:p>
      <text:p text:style-name="P3"># update folder name if it's in DB</text:p>
      <text:p text:style-name="P3">cursor.execute(</text:p>
      <text:p text:style-name="P3">f"UPDATE dependencies SET FolderKey = {random_name} WHERE FolderKey = {folder_name};")</text:p>
      <text:p text:style-name="P3">connection.commit()</text:p>
      <text:p text:style-name="P3">else:</text:p>
      <text:p text:style-name="P3"># add new folder name if it's not in DB</text:p>
      <text:p text:style-name="P3">cursor.execute(</text:p>
      <text:p text:style-name="P3">f"INSERT INTO dependencies (FolderName, FolderKey) VALUES ('{folder_name}', '{random_name}');")</text:p>
      <text:p text:style-name="P3">connection.commit()</text:p>
      <text:p text:style-name="P3">except:</text:p>
      <text:p text:style-name="P3"># add new folder name if it's not in DB</text:p>
      <text:p text:style-name="P3">cursor.execute(</text:p>
      <text:p text:style-name="P3">f"INSERT INTO dependencies (FolderName, FolderKey) VALUES ('{folder_name}', '{random_name}');")</text:p>
      <text:p text:style-name="P3">connection.commit()</text:p>
      <text:p text:style-name="P3"># rename folder's names from our path</text:p>
      <text:p text:style-name="P3">os.rename(f"{file_path}/{folder_name}",</text:p>
      <text:p text:style-name="P3">f"{file_path}/{random_name}")</text:p>
      <text:p text:style-name="P3">list_of_renamed_folders.append(random_name)</text:p>
      <text:p text:style-name="P3">return True</text:p>
      <text:p text:style-name="P3">except Exception as error:</text:p>
      <text:p text:style-name="P3"><text:soft-page-break/>print(error)</text:p>
      <text:p text:style-name="P3">finally:</text:p>
      <text:p text:style-name="P3">if connection:</text:p>
      <text:p text:style-name="P3"># after all those operations close connection to DB</text:p>
      <text:p text:style-name="P3">connection.close()</text:p>
      <text:p text:style-name="P7"/>
      <text:p text:style-name="P14">Функція для розкодування всіх назв папок по шляху, який передається з design.py – з блоку шляху, підключення до бази данних і з тих данних, які є в БД зміна імен папок в циклі. Після всіх операцій видалення БД.</text:p>
      <text:p text:style-name="P3"># return folder's names on path from DB</text:p>
      <text:p text:style-name="P3">def set_folders_name(file_path):</text:p>
      <text:p text:style-name="P3">try:</text:p>
      <text:p text:style-name="P3"># Database - DB</text:p>
      <text:p text:style-name="P3"># connect to DB</text:p>
      <text:p text:style-name="P3">connection = sqlite3.connect('database.db')</text:p>
      <text:p text:style-name="P3"># from connection get object cursor</text:p>
      <text:p text:style-name="P3">cursor = connection.cursor()</text:p>
      <text:p text:style-name="P3"># get folder's names from path</text:p>
      <text:p text:style-name="P3">list_of_folders_name = [item for item in os.listdir(</text:p>
      <text:p text:style-name="P3">file_path) if os.path.isdir(os.path.join(file_path, item))]</text:p>
      <text:p text:style-name="P3"># turn back names from DB</text:p>
      <text:p text:style-name="P3">for folder_name in list_of_folders_name:</text:p>
      <text:p text:style-name="P3"># take name from BD where name = now folder's name</text:p>
      <text:p text:style-name="P3">cursor.execute(</text:p>
      <text:p text:style-name="P3">f"SELECT FolderName FROM dependencies WHERE FolderKey = {folder_name};")</text:p>
      <text:p text:style-name="P3">new_name = cursor.fetchall()[0][0]</text:p>
      <text:p text:style-name="P3"># rename back to first folder's name</text:p>
      <text:p text:style-name="P3">os.rename(f"{file_path}/{folder_name}",</text:p>
      <text:p text:style-name="P3">f"{file_path}/{new_name}")</text:p>
      <text:p text:style-name="P3"># commit all changes</text:p>
      <text:p text:style-name="P3">connection.commit()</text:p>
      <text:p text:style-name="P3">try:</text:p>
      <text:p text:style-name="P3"><text:soft-page-break/># remove DB - no need</text:p>
      <text:p text:style-name="P3">os.remove('database.db')</text:p>
      <text:p text:style-name="P3">except:</text:p>
      <text:p text:style-name="P3">pass</text:p>
      <text:p text:style-name="P3">return True</text:p>
      <text:p text:style-name="P3">except Exception as error:</text:p>
      <text:p text:style-name="P3">print(error)</text:p>
      <text:p text:style-name="P3">finally:</text:p>
      <text:p text:style-name="P3"># after all those operations close connection to DB</text:p>
      <text:p text:style-name="P3">if connection:</text:p>
      <text:p text:style-name="P3">connection.close()</text:p>
      <text:p text:style-name="P6"/>
      <text:p text:style-name="P13">Функція для зміни розміру картинки заднього фону, під поточний монітор</text:p>
      <text:p text:style-name="P3"># func for resize image for current screen width and height</text:p>
      <text:p text:style-name="P3">def resize_image(width, height):</text:p>
      <text:p text:style-name="P3">img = Image.open(r'data/background.jpg')</text:p>
      <text:p text:style-name="P3">new_img = img.resize((width, height), Image.ANTIALIAS)</text:p>
      <text:p text:style-name="P3">new_img.save("data/background.jpg", "JPEG")</text:p>
      <text:p text:style-name="P3"/>
      <text:p text:style-name="P2">3) <text:span text:style-name="T4">main.py</text:span>:</text:p>
      <text:p text:style-name="P10">Імпорт UI функції</text:p>
      <text:p text:style-name="P2">from design import start_app</text:p>
      <text:p text:style-name="P3">import os</text:p>
      <text:p text:style-name="P6"/>
      <text:p text:style-name="P14">Виклик основної функції з design.py</text:p>
      <text:p text:style-name="P3">def main():</text:p>
      <text:p text:style-name="P3"># start main app</text:p>
      <text:p text:style-name="P3">start_app()</text:p>
      <text:p text:style-name="P3"># if a database exists - remove it</text:p>
      <text:p text:style-name="P3">try:</text:p>
      <text:p text:style-name="P3">os.remove('database.db')</text:p>
      <text:p text:style-name="P3">except:</text:p>
      <text:p text:style-name="P3">pass</text:p>
      <text:p text:style-name="P6"/>
      <text:p text:style-name="P3"><text:soft-page-break/>if __name__ == '__main__':</text:p>
      <text:p text:style-name="P3">main()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16:35:32.797183057</meta:creation-date>
    <meta:generator>LibreOffice/6.4.7.2$Linux_X86_64 LibreOffice_project/40$Build-2</meta:generator>
    <dc:date>2022-01-08T18:07:48.605716924</dc:date>
    <meta:editing-duration>PT24M49S</meta:editing-duration>
    <meta:editing-cycles>7</meta:editing-cycles>
    <meta:document-statistic meta:table-count="0" meta:image-count="0" meta:object-count="0" meta:page-count="11" meta:paragraph-count="278" meta:word-count="1300" meta:character-count="10300" meta:non-whitespace-character-count="9269"/>
  </office:meta>
</office:document-meta>
</file>